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3902in"/>
    </style:style>
    <style:style style:name="co24" style:family="table-column">
      <style:table-column-properties fo:break-before="auto" style:column-width="1.3472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2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2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2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106in" draw:caption-point-x="-0.2402in" draw:caption-point-y="0.1693in">
              <dc:creator>LS</dc:creator>
              <dc:date>2018-12-07T00:00:00</dc:date>
              <text:p text:style-name="P1"><text:span text:style-name="T1">MovieClip-flow.js:1119:17-24: Array&lt;Texture&gt;</text:span></text:p>
              <text:p text:style-name="P1"><text:span text:style-name="T1">MovieClip-flow.js:1121:15-22: Array&lt;Texture&gt;</text:span></text:p>
              <text:p text:style-name="P1"><text:span text:style-name="T1">MovieClip-flow.js:1121:15-25: Texture</text:span></text:p>
              <text:p text:style-name="P1"><text:span text:style-name="T1">MovieClip-flow.js:1121:15-80: Texture</text:span></text:p>
              <text:p text:style-name="P1"><text:span text:style-name="T1">MovieClip-flow.js:1121:38-44: [class: Texture]</text:span></text:p>
              <text:p text:style-name="P1"><text:span text:style-name="T1">MovieClip-flow.js:1121:48-58: Texture</text:span></text:p>
              <text:p text:style-name="P1"><text:span text:style-name="T1">MovieClip-flow.js:1133:25-32: Array&lt;Texture&gt;</text:span></text:p>
              <text:p text:style-name="P1"><text:span text:style-name="T1">MovieClip-flow.js:1344:27-33: [class: Texture]</text:span></text:p>
              <text:p text:style-name="P1"><text:span text:style-name="T1">MovieClip-flow.js:1359:15-22: Array&lt;Texture&gt;</text:span></text:p>
              <text:p text:style-name="P1"><text:span text:style-name="T1">MovieClip-flow.js:1359:26-27: Array&lt;Texture&gt;</text:span></text:p>
              <text:p text:style-name="P1"><text:span text:style-name="T1">MovieClip-flow.js:1363:13-20: Array&lt;Texture&gt;</text:span></text:p>
              <text:p text:style-name="P1"><text:span text:style-name="T1">MovieClip-flow.js:1363:27-33: [class: Texture]</text:span></text:p>
              <text:p text:style-name="P1"><text:span text:style-name="T1">MovieClip-flow.js:1363:27-54: Texture</text:span></text:p>
              <text:p text:style-name="P1"><text:span text:style-name="T1">MovieClip-flow.js:1366:30-37: Array&lt;Texture&gt;</text:span></text:p>
              <text:p text:style-name="P1"><text:span text:style-name="T1">MovieClip-flow.js:1399:18-22: Array&lt;Texture&gt;</text:span></text:p>
              <text:p text:style-name="P1"><text:span text:style-name="T1">MovieClip-flow.js:1401:13-17: Array&lt;Texture&gt;</text:span></text:p>
              <text:p text:style-name="P1"><text:span text:style-name="T1">MovieClip-flow.js:1401:13-20: Texture</text:span></text:p>
              <text:p text:style-name="P1"><text:span text:style-name="T1">MovieClip-flow.js:1401:33-39: [class: Texture]</text:span></text:p>
              <text:p text:style-name="P1"><text:span text:style-name="T1">MovieClip-flow.js:1403:30-34: Array&lt;Texture&gt;</text:span></text:p>
              <text:p text:style-name="P1"><text:span text:style-name="T1">MovieClip-flow.js:1411:33-37: Array&lt;Texture&gt;</text:span></text:p>
              <text:p text:style-name="P1"><text:span text:style-name="T1">MovieClip-flow.js:1413:37-41: Array&lt;Texture&gt;</text:span></text:p>
              <text:p text:style-name="P1"><text:span text:style-name="T1">MovieClip-flow.js:1413:37-44: Texture</text:span></text:p>
              <text:p text:style-name="P1"><text:span text:style-name="T1">MovieClip-flow.js:1414:38-42: Array&lt;Texture&gt;</text:span></text:p>
              <text:p text:style-name="P1"><text:span text:style-name="T1">MovieClip-flow.js:1414:38-45: Texture</text:span></text:p>
            </office:annotation>
            <text:p>24</text:p>
          </table:table-cell>
        </table:table-row>
        <table:table-row table:style-name="ro3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article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Buff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Container" table:style-name="ta1" table:print="false">
        <table:table-column table:style-name="co2" table:default-cell-style-name="ce1"/>
        <table:table-column table:style-name="co2" table:default-cell-style-name="Default"/>
        <table:table-column table:style-name="co21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Renderer" table:style-name="ta1" table:print="false">
        <table:table-column table:style-name="co22" table:default-cell-style-name="ce2"/>
        <table:table-column table:style-name="co2" table:default-cell-style-name="Default"/>
        <table:table-column table:style-name="co21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articleShader</text:p>
          </table:table-cell>
          <table:table-cell table:style-name="ce9" table:number-columns-repeated="2"/>
        </table:table-row>
        <table:table-row table:style-name="ro3">
          <table:table-cell office:value-type="string">
            <text:p>ParticleBuffer</text:p>
          </table:table-cell>
          <table:table-cell table:style-name="ce9" table:number-columns-repeated="2"/>
        </table:table-row>
        <table:table-row table:style-name="ro3">
          <table:table-cell office:value-type="string">
            <text:p>Matrix</text:p>
          </table:table-cell>
          <table:table-cell table:style-name="ce9" table:number-columns-repeated="2"/>
        </table:table-row>
        <table:table-row table:style-name="ro3">
          <table:table-cell office:value-type="string">
            <text:p>WebGLRenderer</text:p>
          </table:table-cell>
          <table:table-cell table:style-name="ce9" table:number-columns-repeated="2"/>
        </table:table-row>
        <table:table-row table:style-name="ro3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5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6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7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8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9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4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0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1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2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3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6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12/09/2018</text:date>, <text:time>16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09T16:13:06</dc:date>
    <dc:creator>Leonardo Silva</dc:creator>
    <meta:editing-duration>P2DT17H45M26S</meta:editing-duration>
    <meta:editing-cycles>246</meta:editing-cycles>
    <meta:generator>OpenOffice/4.1.5$Unix OpenOffice.org_project/415m1$Build-9789</meta:generator>
    <meta:document-statistic meta:table-count="72" meta:cell-count="994" meta:object-count="0"/>
  </office:meta>
</office:document-meta>
</file>